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4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bike trail that goes through the beautiful park system from Rocky River to Brecksville OH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The mile splits were 11:22, 10:57, 10:05, and 9:36. <text:s/>Thank you John Garlepp! My fina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span text:style-name="T1">https://www.westernreserveracing.com/race-results/2016GJSO.htm </text:span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7T21:22:07.55</dc:date>
    <dc:creator>James Lombardi</dc:creator>
    <meta:editing-duration>PT8H7M29S</meta:editing-duration>
    <meta:editing-cycles>13</meta:editing-cycles>
    <meta:document-statistic meta:table-count="0" meta:image-count="0" meta:object-count="0" meta:page-count="1" meta:paragraph-count="6" meta:word-count="617" meta:character-count="3328"/>
  </office:meta>
</office:document-meta>
</file>